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1" style:family="text">
      <style:text-properties style:text-position="-33% 58%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33% 58%" fo:language="en" fo:country="US"/>
    </style:style>
    <style:style style:name="T6" style:family="text">
      <style:text-properties fo:background-color="transparent"/>
    </style:style>
    <style:style style:name="T7" style:family="text"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8" style:family="text"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9" style:family="text">
      <style:text-properties style:text-position="0% 100%" style:font-name="Cambria" fo:font-size="14pt" fo:language="ru" fo:country="RU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0" style:family="text"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style:text-position="0% 100%" style:font-name="Cambria" fo:font-size="14pt" fo:language="en" fo:country="US" fo:font-style="italic" fo:font-weight="normal" style:font-name-asian="Times New Roman2" style:font-size-asian="14pt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style:text-position="0% 100%" style:font-name="Cambria" fo:font-size="14pt" fo:language="en" fo:country="US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style:font-name="Times New Roman2" fo:font-size="14pt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6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3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6">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12"><text:span text:style-name="T7">Блок позволяет получить математическое описание динамического объекта (блока/системы). Для нелинейных систем, предварительно автоматически выполняется линеаризация </text:span><text:span text:style-name="T8">в </text:span><text:span text:style-name="T9">малой окрестности</text:span><text:span text:style-name="T8"> стационарного состояния.</text:span><text:span text:style-name="T7"> После чего, описание произвольного линейного стационарного динамического объекта может быть получено в виде коэффициентов числителя передаточной функции вида</text:span><text:span text:style-name="T7"><draw:frame draw:style-name="fr4" draw:name="Объект1" text:anchor-type="as-char" svg:width="1.969cm" svg:height="1.032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7">, где </text:span><text:span text:style-name="T11">N(s) </text:span><text:span text:style-name="T7">и </text:span><text:span text:style-name="T11">L(s) – </text:span><text:span text:style-name="T7">характеристические полиномы системы, а также в виде значений матриц уравнений состояния линейной непрерывной системы вида </text:span><text:span text:style-name="T7"><draw:frame draw:style-name="fr4" draw:name="Объект2" text:anchor-type="as-char" svg:width="3.694cm" svg:height="0.99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7">, где </text:span><text:span text:style-name="T7"><draw:frame draw:style-name="fr4" draw:name="Объект3" text:anchor-type="as-char" svg:width="1.797cm" svg:height="1.016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1"> - </text:span><text:span text:style-name="T7">производная по времени от вектора </text:span><text:span text:style-name="T11">x(t); x(t) – </text:span><text:span text:style-name="T7">вектор состояния, размерности (</text:span><text:span text:style-name="T11">n</text:span><text:span text:style-name="T13">×</text:span><text:span text:style-name="T10">1</text:span><text:span text:style-name="T7">), компонентами которого являются переменные состояния системы </text:span><text:span text:style-name="T10">n</text:span><text:span text:style-name="T7">-го порядка; </text:span><text:span text:style-name="T10">A</text:span><text:span text:style-name="T7"> — матрица коэффициентов системы, размерности (</text:span><text:span text:style-name="T10">n×n</text:span><text:span text:style-name="T7">); </text:span><text:span text:style-name="T10">B</text:span><text:span text:style-name="T7"> — матрица входа, размерности (</text:span><text:span text:style-name="T10">n×r</text:span><text:span text:style-name="T7">); </text:span><text:span text:style-name="T10">u(t)</text:span><text:span text:style-name="T7"> — вектор входа, размерности (</text:span><text:span text:style-name="T10">r×1</text:span><text:span text:style-name="T7">), компонентами которого являются входные переменные системы </text:span><text:span text:style-name="T12">(</text:span><text:span text:style-name="T11">r</text:span><text:span text:style-name="T12">);</text:span><text:span text:style-name="T7"> </text:span><text:span text:style-name="T10">y(t)</text:span><text:span text:style-name="T7"> — вектор выхода, размерности (</text:span><text:span text:style-name="T10">p×1</text:span><text:span text:style-name="T7">), компонентами которого являются выходные переменные системы </text:span><text:span text:style-name="T12">(</text:span><text:span text:style-name="T11">p</text:span><text:span text:style-name="T12">)</text:span><text:span text:style-name="T7">; </text:span><text:span text:style-name="T10">C</text:span><text:span text:style-name="T7"> — матрица выхода, размерности (</text:span><text:span text:style-name="T10">p×n</text:span><text:span text:style-name="T7">); </text:span><text:span text:style-name="T10">D</text:span><text:span text:style-name="T7"> — матрица обхода,размерности (</text:span><text:span text:style-name="T10">n×r</text:span><text:span text:style-name="T7">), определяющая прямую зависимость выхода от входа. </text:span></text:p>
            <text:p text:style-name="P14">Как коэффициенты передаточной функции, так и набор матриц системы уравнений состояния, по отдельности являются эквивалентными полноценными представлениями математического описания динамического объекта.</text:p>
            <text:p text:style-name="P9">Входы:</text:p>
            <text:p text:style-name="P6"><text:span text:style-name="T3">«Вход»</text:span> - для подключения сигнала, являющегося входным для исследуемого объекта.</text:p>
            <text:p text:style-name="P7"><text:span text:style-name="T3">«Выход»</text:span> - для подключения сигнала, являющегося выходом исследуемого объекта.</text:p>
            <text:p text:style-name="P10">Выходы:</text:p>
            <text:p text:style-name="P7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1">«Числитель» - <text:span text:style-name="T4">содержит массив коэффициентов </text:span><text:span text:style-name="T2">b</text:span><text:span text:style-name="T1">i</text:span><text:span text:style-name="T4"> полинома числителя вида </text:span><text:span text:style-name="T2">N(s)=b</text:span><text:span text:style-name="T1">0</text:span><text:span text:style-name="T2">s</text:span><text:span text:style-name="T5">m</text:span><text:span text:style-name="T2">+b</text:span><text:span text:style-name="T1">1</text:span><text:span text:style-name="T2">s</text:span><text:span text:style-name="T5">m-1</text:span><text:span text:style-name="T2">+...+b</text:span><text:span text:style-name="T1">m</text:span><text:span text:style-name="T2"> </text:span><text:span text:style-name="T4">начиная с </text:span><text:span text:style-name="T2">b</text:span><text:span text:style-name="T1">m</text:span><text:span text:style-name="T2">.</text:span></text:p>
            <text:p text:style-name="P11">«Знаменатель» - <text:span text:style-name="T4">содержит массив коэффициентов </text:span><text:span text:style-name="T2">a</text:span><text:span text:style-name="T1">i</text:span><text:span text:style-name="T2"> </text:span><text:span text:style-name="T4">полинома знаменателя вида </text:span><text:span text:style-name="T2">L(s)=a</text:span><text:span text:style-name="T1">0</text:span><text:span text:style-name="T2">s</text:span><text:span text:style-name="T5">n</text:span><text:span text:style-name="T2">+a</text:span><text:span text:style-name="T1">1</text:span><text:span text:style-name="T2">s</text:span><text:span text:style-name="T5">n-1</text:span><text:span text:style-name="T2">+...+a</text:span><text:span text:style-name="T1">n</text:span><text:span text:style-name="T2"> </text:span><text:span text:style-name="T4">начиная</text:span> с <text:span text:style-name="T2">a</text:span><text:span text:style-name="T1">n</text:span><text:span text:style-name="T2">.</text:span></text:p>
            <text:p text:style-name="P11">«Нули» - <text:span text:style-name="T4">массив нулей передаточной функции (корней характеристического полинома в числителе передаточной функции).</text:span></text:p>
            <text:p text:style-name="P11">«Полюса» - <text:span text:style-name="T4">массив полюсов передаточной функции (корней характеристического полинома в знаменателе передаточной функции).</text:span></text:p>
            <text:p text:style-name="P11"><text:soft-page-break/>«Матрица А (собственная матрица)» - <text:span text:style-name="T4">значение собственной матрицы системы уравнений состояния.</text:span></text:p>
            <text:p text:style-name="P11">«Матрица <text:span text:style-name="T2">B (</text:span>матрица входов<text:span text:style-name="T2">)</text:span>» - <text:span text:style-name="T4">значение матрицы входов системы </text:span><text:span text:style-name="T4">уравнений состояния.</text:span></text:p>
            <text:p text:style-name="P11">«Матрица С (матрица выходов)» - <text:span text:style-name="T4">значение матрицы выходов системы уравнений состояния.</text:span></text:p>
            <text:p text:style-name="P11">«Матрица <text:span text:style-name="T2">D (</text:span>матрица обходов<text:span text:style-name="T2">)</text:span>» <text:span text:style-name="T4">- значение матрицы обходов системы уравнений состояния.</text:span></text:p>
            <text:p text:style-name="P10">Свойства блока:</text:p>
            <text:p text:style-name="P7"><text:span text:style-name="T3">Относительное приращение для Якобиана</text:span> - величина, используемая при осуществлении линеаризации нелинейных объектов.</text:p>
            <text:p text:style-name="P7"><text:span text:style-name="T3">Абсолютное приращение для Якобиана</text:span> - величина, используемая при осуществлении линеаризации нелинейных объектов.</text:p>
            <text:p text:style-name="P7"><text:span text:style-name="T3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7"><text:span text:style-name="T3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7">Пример использования блока:</text:p>
            <text:p text:style-name="P7"/>
            <text:p text:style-name="P7"><draw:frame draw:style-name="fr3" draw:name="Графический объект3" text:anchor-type="paragraph" svg:width="13.259cm" svg:height="5.369cm" draw:z-index="5"><draw:image xlink:href="../images/4445_1.png" xlink:type="simple" xlink:show="embed" xlink:actuate="onLoad"/></draw:frame></text:p>
            <text:p text:style-name="P7">В схеме, блок определяет коэффициенты передаточной функции инерционного звена первого порядка. Двойной щелчок мышкой открывает окно с таблицей рассчитанных параметров динамической системы.</text:p>
            <text:p text:style-name="P7"><draw:frame draw:style-name="fr3" draw:name="Графический объект4" text:anchor-type="paragraph" svg:width="10.269cm" svg:height="8.52cm" draw:z-index="1"><draw:image xlink:href="../images/4445_2.png" xlink:type="simple" xlink:show="embed" xlink:actuate="onLoad"/></draw:frame><text:soft-page-break/></text:p>
            <text:p text:style-name="P7">Массивы «Числитель» и «Знаменатель» состоят из коэффициентов, образующих числитель и знаменатель передаточной функции исследуемой системы. В полях «Нули» и «Полюсы» содержатся, соответственно, массивы корней числителя и знаменателя. Остальные строки таблицы содержат значения матриц системы уравнений состояния динамического объекта.</text:p>
            <text:p text:style-name="P8">Блок векторизован (в разработке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передаточных функций</dc:title>
    <dc:date>2016-04-14T11:30:27.91</dc:date>
    <meta:generator>OpenOffice/4.1.1$Win32 OpenOffice.org_project/411m6$Build-9775</meta:generator>
    <meta:editing-duration>PT4H56M23S</meta:editing-duration>
    <meta:editing-cycles>65</meta:editing-cycles>
    <dc:creator>ILYA KUBENSKIY</dc:creator>
    <meta:document-statistic meta:table-count="1" meta:image-count="4" meta:object-count="3" meta:page-count="3" meta:paragraph-count="30" meta:word-count="447" meta:character-count="3687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

<file path=Object 2/content.xml><?xml version="1.0" encoding="utf-8"?>
<math xmlns="http://www.w3.org/1998/Math/MathML">
  <semantics>
    <mrow>
      <mtable>
        <mtr>
          <mtd>
            <mrow>
              <mrow>
                <mover accent="true">
                  <mi>x</mi>
                  <mo stretchy="false">˙</mo>
                </mover>
                <mo stretchy="false">=</mo>
                <mi mathvariant="italic">Ax</mi>
              </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 mathvariant="italic">Bu</mi>
              </mrow>
              <mrow>
                <mo stretchy="false">(</mo>
                <mrow>
                  <mi>t</mi>
                </mrow>
                <mo stretchy="false">)</mo>
              </mrow>
            </mrow>
          </mtd>
        </mtr>
        <mtr>
          <mtd>
            <mrow>
              <mi>y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 mathvariant="italic">Cx</mi>
              </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+</mo>
                <mi mathvariant="italic">Du</mi>
              </mrow>
              <mrow>
                <mo stretchy="false">(</mo>
                <mrow>
                  <mi>t</mi>
                </mrow>
                <mo stretchy="false">)</mo>
              </mrow>
            </mrow>
          </mtd>
        </mtr>
      </mtable>
    </mrow>
    <annotation encoding="StarMath 5.0">binom{dot x=Ax(t)+Bu(t)}{y(t)=Cx(t)+Du(t)}  </annotation>
  </semantics>
</math>
</file>

<file path=Object 3/content.xml><?xml version="1.0" encoding="utf-8"?>
<math xmlns="http://www.w3.org/1998/Math/MathML">
  <semantics>
    <mrow>
      <mrow>
        <mover accent="true">
          <mi>x</mi>
          <mo stretchy="false">˙</mo>
        </mover>
        <mo stretchy="false">=</mo>
        <mfrac>
          <mrow>
            <mi mathvariant="italic">dx</mi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</mrow>
    <annotation encoding="StarMath 5.0">dot x={dx(t)} over {dt}   </annotation>
  </semantics>
</math>
</file>